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P10" style:parent-style-name="ListParagraph" style:family="paragraph"/>
    <style:style style:name="P11" style:parent-style-name="ListParagraph" style:family="paragraph"/>
    <style:style style:name="P12" style:parent-style-name="ListParagraph" style:family="paragraph"/>
    <style:style style:name="P13" style:parent-style-name="ListParagraph" style:family="paragraph"/>
    <style:style style:name="P14" style:parent-style-name="ListParagraph" style:family="paragraph"/>
    <style:style style:name="P15" style:parent-style-name="ListParagraph" style:family="paragraph"/>
    <style:style style:name="P16" style:parent-style-name="ListParagraph" style:family="paragraph"/>
    <style:style style:name="P17" style:parent-style-name="ListParagraph" style:family="paragraph"/>
    <style:style style:name="P18" style:parent-style-name="ListParagraph" style:family="paragraph"/>
    <style:style style:name="P19" style:parent-style-name="ListParagraph" style:family="paragraph"/>
    <style:style style:name="P20" style:parent-style-name="ListParagraph" style:family="paragraph"/>
    <style:style style:name="P21" style:parent-style-name="ListParagraph" style:family="paragraph"/>
    <style:style style:name="P22" style:parent-style-name="ListParagraph" style:family="paragraph"/>
    <style:style style:name="P23" style:parent-style-name="ListParagraph" style:family="paragraph"/>
    <style:style style:name="P24" style:parent-style-name="ListParagraph" style:family="paragraph"/>
    <style:style style:name="P25" style:parent-style-name="ListParagraph" style:family="paragraph"/>
    <style:style style:name="P26" style:parent-style-name="ListParagraph" style:family="paragraph"/>
    <style:style style:name="P27" style:parent-style-name="ListParagraph" style:family="paragraph"/>
    <style:style style:name="P28" style:parent-style-name="ListParagraph" style:family="paragraph"/>
    <style:style style:name="P29" style:parent-style-name="ListParagraph" style:family="paragraph"/>
    <style:style style:name="P30" style:parent-style-name="ListParagraph" style:family="paragraph"/>
    <style:style style:name="P31" style:parent-style-name="ListParagraph" style:family="paragraph"/>
    <style:style style:name="P32" style:parent-style-name="ListParagraph" style:family="paragraph"/>
    <style:style style:name="P33" style:parent-style-name="ListParagraph" style:family="paragraph"/>
    <style:style style:name="P34" style:parent-style-name="ListParagraph" style:family="paragraph"/>
    <style:style style:name="P35" style:parent-style-name="ListParagraph" style:family="paragraph"/>
    <style:style style:name="P36" style:parent-style-name="ListParagraph" style:family="paragraph"/>
    <style:style style:name="P37" style:parent-style-name="ListParagraph" style:family="paragraph"/>
    <style:style style:name="P38" style:parent-style-name="ListParagraph" style:family="paragraph"/>
  </office:automatic-styles>
  <office:body>
    <office:text text:use-soft-page-breaks="true">
      <text:p text:style-name="P1">Elemania</text:p>
      <text:p text:style-name="Normal">Team<text:s/>Elemania</text:p>
      <text:h text:style-name="Heading2" text:outline-level="2">Stats</text:h>
      <text:list text:style-name="LFO1" text:continue-numbering="true">
        <text:list-item>
          <text:p text:style-name="P2">Hearts – Player has a maximum of 4 hearts (16 hitpoints). <text:s/>Each heart contains 4 segment. <text:s/>1 hitpoint = ¼ heart.</text:p>
        </text:list-item>
        <text:list-item>
          <text:p text:style-name="P3">Power – Resource for secondary. <text:s/>Starts at<text:s/>16.</text:p>
        </text:list-item>
        <text:list-item>
          <text:p text:style-name="P4">Tokens – Acquired via completion of challenges. <text:s/>This is used for unlocking sections of the levels, etc.</text:p>
        </text:list-item>
        <text:list-item>
          <text:p text:style-name="P5">“Coins” – Some sort of currency to buy stuff/upgrades.</text:p>
        </text:list-item>
      </text:list>
      <text:h text:style-name="Heading2" text:outline-level="2">Controls</text:h>
      <text:list text:style-name="LFO2" text:continue-numbering="true">
        <text:list-item>
          <text:p text:style-name="P6">Left/Right – move. <text:s/></text:p>
        </text:list-item>
        <text:list-item>
          <text:p text:style-name="P7">Up/Down/Left/Right – aiming.</text:p>
        </text:list-item>
        <text:list-item>
          <text:p text:style-name="P8">Z – Jump/Double Jump/(TBD: Wall-Jump)</text:p>
        </text:list-item>
        <text:list-item>
          <text:p text:style-name="P9">X – Primary</text:p>
        </text:list-item>
        <text:list-item>
          <text:p text:style-name="P10">C – Secondary</text:p>
        </text:list-item>
        <text:list-item>
          <text:p text:style-name="P11">A – Switch Elemental Primary (Hold to show selection, use direction keys to select, then release)</text:p>
        </text:list-item>
        <text:list-item>
          <text:p text:style-name="P12">S – Switch Elemental Secondary (Hold to show selection, use direction keys to select, then release)</text:p>
        </text:list-item>
        <text:list-item>
          <text:p text:style-name="P13">Shift – Inventory/Pause</text:p>
        </text:list-item>
      </text:list>
      <text:h text:style-name="Heading2" text:outline-level="2">Elemental Powers</text:h>
      <text:h text:style-name="Heading3" text:outline-level="3">Fire - Primary</text:h>
      <text:h text:style-name="Heading4" text:outline-level="4">Fireball</text:h>
      <text:list text:style-name="LFO2" text:continue-numbering="true">
        <text:list-item>
          <text:p text:style-name="P14">Hold the primary button to shoot a volley of fire with slight varying angles. <text:s/>Can shoot up/down. Has a limited distance.</text:p>
        </text:list-item>
        <text:list-item>
          <text:p text:style-name="P15">Upgrade 1: Larger fire.</text:p>
        </text:list-item>
        <text:list-item>
          <text:p text:style-name="P16">Upgrade 2: Charged shot. <text:s/>After one second of not shooting, a larger<text:s/>fireball is created. <text:s/>This variation travels faster with a longer distance. <text:s/>Penetrates through enemies.</text:p>
        </text:list-item>
      </text:list>
      <text:h text:style-name="Heading3" text:outline-level="3">Fire - Secondary</text:h>
      <text:h text:style-name="Heading4" text:outline-level="4">Charge</text:h>
      <text:list text:style-name="LFO2" text:continue-numbering="true">
        <text:list-item>
          <text:p text:style-name="P17">Charge left/right at a short distance. <text:s/>Hits enemies along its path. <text:s/>Player is immune while charging. <text:s/>Requires a small cooldown.</text:p>
        </text:list-item>
      </text:list>
      <text:h text:style-name="Heading3" text:outline-level="3">Water – Primary</text:h>
      <text:h text:style-name="Heading4" text:outline-level="4">Bubbles</text:h>
      <text:list text:style-name="LFO2" text:continue-numbering="true">
        <text:list-item>
          <text:p text:style-name="P18">Hold the primary button to fire a bunch bouncy bubbles.</text:p>
        </text:list-item>
        <text:list-item>
          <text:p text:style-name="P19">Upgrade 1: Medium bubbles</text:p>
        </text:list-item>
        <text:list-item>
          <text:p text:style-name="P20">Upgrade 2: Larger bubbles that burst into mini bubbles.</text:p>
        </text:list-item>
      </text:list>
      <text:h text:style-name="Heading3" text:outline-level="3">Water – Secondary</text:h>
      <text:h text:style-name="Heading4" text:outline-level="4">Freeze</text:h>
      <text:list text:style-name="LFO2" text:continue-numbering="true">
        <text:list-item>
          <text:p text:style-name="P21">Toss a sparkly ice ball forward, reflects direction upon surface<text:s/>impact. <text:s/>Hitting an enemy slows it down, second consecutive hit freezes the enemy. <text:s/>The sparkly ball dissipates after 5 seconds.</text:p>
        </text:list-item>
        <text:list-item>
          <text:p text:style-name="P22">The sparkly ice ball turns into a cube if it hits any source of water. <text:s/>You can use this as a small platform or throw it around.</text:p>
        </text:list-item>
      </text:list>
      <text:h text:style-name="Heading3" text:outline-level="3">Earth – Primary</text:h>
      <text:h text:style-name="Heading4" text:outline-level="4">Punch/Throw</text:h>
      <text:list text:style-name="LFO2" text:continue-numbering="true">
        <text:list-item>
          <text:p text:style-name="P23">Flurry of punches as you slightly move forward, then grabs enemy (small enemies only). <text:s/>While in mid-air, grab nearest enemy. <text:s/>While an enemy/object is grabbed, press primary again to throw.</text:p>
        </text:list-item>
        <text:list-item>
          <text:p text:style-name="P24">Upgrade: Ground slam - If you are in mid-air, hold down and press primary to drop down with a punch. <text:s/>The impact on the ground will shake the screen slightly and launch small enemies near you.</text:p>
        </text:list-item>
      </text:list>
      <text:h text:style-name="Heading3" text:outline-level="3">Earth – Secondary</text:h>
      <text:h text:style-name="Heading4" text:outline-level="4">Boulder</text:h>
      <text:list text:style-name="LFO2" text:continue-numbering="true">
        <text:list-item>
          <text:p text:style-name="P25">Stomp the ground to summon a boulder in front of you, knocking away things nearby. <text:s/>You can roll the boulder around, or throw it. <text:s/>Use for certain level puzzles.</text:p>
        </text:list-item>
      </text:list>
      <text:h text:style-name="Heading3" text:outline-level="3">Air – Primary</text:h>
      <text:h text:style-name="Heading4" text:outline-level="4">Air Blast</text:h>
      <text:list text:style-name="LFO2" text:continue-numbering="true">
        <text:list-item>
          <text:p text:style-name="P26">Fire a ball of air. <text:s/>Can shoot up/down. <text:s/>Slow rate of fire, mid-range. <text:s/>Explodes upon impact, knocking everything within the radius.</text:p>
        </text:list-item>
        <text:list-item>
          <text:p text:style-name="P27">Upgrade:<text:s/>Larger, more powerful impact.</text:p>
        </text:list-item>
      </text:list>
      <text:h text:style-name="Heading3" text:outline-level="3">Air – Secondary</text:h>
      <text:h text:style-name="Heading4" text:outline-level="4">Balloon</text:h>
      <text:list text:style-name="LFO2" text:continue-numbering="true">
        <text:list-item>
          <text:p text:style-name="P28">Attach a balloon near a target. <text:s/>A fairly light target will be lifted in the air. <text:s/>The balloon lasts for 3 seconds. <text:s/>Heat source pushes the balloon.</text:p>
        </text:list-item>
      </text:list>
      <text:h text:style-name="Heading2" text:outline-level="2">Player Upgrades</text:h>
      <text:list text:style-name="LFO2" text:continue-numbering="true">
        <text:list-item>
          <text:p text:style-name="P29">Armor – reduce projectile damage<text:s/>taken by half.</text:p>
        </text:list-item>
        <text:list-item>
          <text:p text:style-name="P30">Double Jump – allow double jump.</text:p>
        </text:list-item>
        <text:list-item>
          <text:p text:style-name="P31">Power Upgrade – doubles the capacity.</text:p>
        </text:list-item>
      </text:list>
      <text:h text:style-name="Heading2" text:outline-level="2">Player Items</text:h>
      <text:list text:style-name="LFO2" text:continue-numbering="true">
        <text:list-item>
          <text:p text:style-name="P32">Second Chance – Recover to full hearts when it reaches 0. <text:s/>Can only be used once, can only carry one.</text:p>
        </text:list-item>
        <text:list-item>
          <text:p text:style-name="P33">Power battery – Recover 16 power. <text:s/>Can only carry up to<text:s/>two. <text:s/>These can be recharged when picking up power orbs if player’s power is full. <text:s/>Use it in the inventory menu.</text:p>
        </text:list-item>
      </text:list>
      <text:h text:style-name="Heading2" text:outline-level="2">“Merchants”</text:h>
      <text:p text:style-name="Normal">Merchants can appear in various parts of the level, also in the hub level.</text:p>
      <text:list text:style-name="LFO2" text:continue-numbering="true">
        <text:list-item>
          <text:p text:style-name="P34">Primary upgrades.</text:p>
        </text:list-item>
        <text:list-item>
          <text:p text:style-name="P35">Player upgrades.</text:p>
        </text:list-item>
        <text:list-item>
          <text:p text:style-name="P36">Player Items.</text:p>
        </text:list-item>
        <text:list-item>
          <text:p text:style-name="P37">Refill all hearts.</text:p>
        </text:list-item>
        <text:list-item>
          <text:p text:style-name="P38">Refill power and power containers.</text:p>
        </text:list-item>
      </text:list>
      <text:h text:style-name="Heading2" text:outline-level="2">Game Flow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4D78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E74B5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E74B5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Dionisio</meta:initial-creator>
    <dc:creator>David Dionisio</dc:creator>
    <meta:creation-date>2014-06-16T05:12:00Z</meta:creation-date>
    <dc:date>2014-06-16T08:23:00Z</dc:date>
    <meta:print-date>2014-06-16T04:54:00Z</meta:print-date>
    <meta:template xlink:href="Normal.dotm" xlink:type="simple"/>
    <meta:editing-cycles>4</meta:editing-cycles>
    <meta:editing-duration>PT11520S</meta:editing-duration>
    <meta:document-statistic meta:page-count="1" meta:paragraph-count="6" meta:word-count="493" meta:character-count="3303" meta:row-count="23" meta:non-whitespace-character-count="2816"/>
  </office:meta>
</office:document-meta>
</file>